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4.249cm" style:rel-column-width="16383*"/>
    </style:style>
    <style:style style:name="表格1.D" style:family="table-column">
      <style:table-column-properties style:column-width="4.251cm" style:rel-column-width="16386*"/>
    </style:style>
    <style:style style:name="表格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1.D1" style:family="table-cell">
      <style:table-cell-properties style:vertical-align="middle"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9947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paragraph-rsid="0009947d" style:font-name-asian="標楷體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mic Sans MS" officeooo:rsid="001095d2" officeooo:paragraph-rsid="0009947d" style:font-name-asian="Comic Sans MS"/>
    </style:style>
    <style:style style:name="P4" style:family="paragraph" style:parent-style-name="Table_20_Contents">
      <style:paragraph-properties fo:text-align="center" style:justify-single-word="false"/>
      <style:text-properties officeooo:paragraph-rsid="0009947d" style:font-name-asian="標楷體"/>
    </style:style>
    <style:style style:name="P5" style:family="paragraph" style:parent-style-name="Heading_20_1">
      <style:text-properties style:font-name-asian="標楷體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二階魔方公式代號表</text:h>
      <table:table table:name="表格1" table:style-name="表格1">
        <table:table-column table:style-name="表格1.A" table:number-columns-repeated="3"/>
        <table:table-column table:style-name="表格1.D"/>
        <table:table-row table:style-name="TableLine1932561962336">
          <table:table-cell table:style-name="表格1.A1" office:value-type="string">
            <text:p text:style-name="P2">代號</text:p>
          </table:table-cell>
          <table:table-cell table:style-name="表格1.A1" office:value-type="string">
            <text:p text:style-name="P2">圖示</text:p>
          </table:table-cell>
          <table:table-cell table:style-name="表格1.A1" office:value-type="string">
            <text:p text:style-name="P2">代號</text:p>
          </table:table-cell>
          <table:table-cell table:style-name="表格1.D1" office:value-type="string">
            <text:p text:style-name="P2">圖示</text:p>
          </table:table-cell>
        </table:table-row>
        <table:table-row table:style-name="TableLine1932561971584">
          <table:table-cell table:style-name="表格1.A2" office:value-type="string">
            <text:p text:style-name="P3">U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3">U’</text:p>
          </table:table-cell>
          <table:table-cell table:style-name="表格1.D2" office:value-type="string">
            <text:p text:style-name="P4"/>
          </table:table-cell>
        </table:table-row>
        <table:table-row table:style-name="TableLine1932561982192">
          <table:table-cell table:style-name="表格1.A2" office:value-type="string">
            <text:p text:style-name="P3">R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3">R’</text:p>
          </table:table-cell>
          <table:table-cell table:style-name="表格1.D2" office:value-type="string">
            <text:p text:style-name="P4"/>
          </table:table-cell>
        </table:table-row>
        <table:table-row table:style-name="TableLine1932561973216">
          <table:table-cell table:style-name="表格1.A2" office:value-type="string">
            <text:p text:style-name="P3">F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3">F’</text:p>
          </table:table-cell>
          <table:table-cell table:style-name="表格1.D2" office:value-type="string">
            <text:p text:style-name="P4"/>
          </table:table-cell>
        </table:table-row>
        <table:table-row table:style-name="TableLine1932561973488">
          <table:table-cell table:style-name="表格1.A2" office:value-type="string">
            <text:p text:style-name="P3">L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3">L’</text:p>
          </table:table-cell>
          <table:table-cell table:style-name="表格1.D2" office:value-type="string">
            <text:p text:style-name="P4"/>
          </table:table-cell>
        </table:table-row>
        <table:table-row table:style-name="TableLine1932561983824">
          <table:table-cell table:style-name="表格1.A2" office:value-type="string">
            <text:p text:style-name="P3">D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3">D’</text:p>
          </table:table-cell>
          <table:table-cell table:style-name="表格1.D2" office:value-type="string">
            <text:p text:style-name="P4"/>
          </table:table-cell>
        </table:table-row>
        <table:table-row table:style-name="TableLine1932561982464">
          <table:table-cell table:style-name="表格1.A2" office:value-type="string">
            <text:p text:style-name="P3">B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3">B’</text:p>
          </table:table-cell>
          <table:table-cell table:style-name="表格1.D2" office:value-type="string">
            <text:p text:style-name="P4"/>
          </table:table-cell>
        </table:table-row>
        <table:table-row table:style-name="TableLine1932561973760">
          <table:table-cell table:style-name="表格1.A2" office:value-type="string">
            <text:p text:style-name="P3">x,(R)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3">x’,(R’)</text:p>
          </table:table-cell>
          <table:table-cell table:style-name="表格1.D2" office:value-type="string">
            <text:p text:style-name="P4"/>
          </table:table-cell>
        </table:table-row>
        <table:table-row table:style-name="TableLine1932561984096">
          <table:table-cell table:style-name="表格1.A2" office:value-type="string">
            <text:p text:style-name="P3">y,(U)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3">y’,(U’)</text:p>
          </table:table-cell>
          <table:table-cell table:style-name="表格1.D2" office:value-type="string">
            <text:p text:style-name="P4"/>
          </table:table-cell>
        </table:table-row>
        <table:table-row table:style-name="TableLine1932561984640">
          <table:table-cell table:style-name="表格1.A2" office:value-type="string">
            <text:p text:style-name="P3">z,(f)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3">z’,(F’)</text:p>
          </table:table-cell>
          <table:table-cell table:style-name="表格1.D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8T07:20:25.026000000</dc:date>
    <meta:editing-duration>PT24M14S</meta:editing-duration>
    <meta:editing-cycles>4</meta:editing-cycles>
    <meta:generator>LibreOffice/7.1.6.2$Windows_X86_64 LibreOffice_project/0e133318fcee89abacd6a7d077e292f1145735c3</meta:generator>
    <meta:document-statistic meta:table-count="1" meta:image-count="0" meta:object-count="0" meta:page-count="1" meta:paragraph-count="23" meta:word-count="35" meta:character-count="71" meta:non-whitespace-character-count="71"/>
  </office:meta>
</office:document-meta>
</file>